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0ac9e7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style:text-properties style:font-name="Arial" fo:font-size="8pt" style:font-size-asian="8pt" style:font-size-complex="8pt"/>
    </style:style>
    <style:style style:name="P5" style:family="paragraph">
      <style:text-properties style:font-name="F" fo:font-size="12pt"/>
    </style:style>
    <style:style style:name="P6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7" style:family="paragraph">
      <loext:graphic-properties draw:fill="none" draw:fill-color="#ffffff"/>
      <style:text-properties style:font-name="F" fo:font-size="12pt" style:font-size-asian="8pt" style:font-size-complex="8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000000"/>
    </style:style>
    <style:style style:name="P12" style:family="paragraph">
      <loext:graphic-properties draw:fill-color="#000000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6a3e3e" style:font-name="Arial" fo:font-size="8pt" style:font-name-asian="Consolas" style:font-size-asian="8pt" style:font-name-complex="Consolas" style:font-size-complex="8pt"/>
    </style:style>
    <style:style style:name="T4" style:family="text">
      <style:text-properties fo:color="#000000" style:font-name="Arial" fo:font-size="8pt" style:font-name-asian="Consolas" style:font-size-asian="8pt" style:font-name-complex="Consolas" style:font-size-complex="8pt"/>
    </style:style>
    <style:style style:name="gr1" style:family="graphic">
      <style:graphic-properties draw:textarea-horizontal-align="justify" draw:textarea-vertical-align="middle" draw:auto-grow-height="false" fo:min-height="4.307cm" fo:min-width="5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586cm" fo:min-width="5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2.914cm" fo:min-width="4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4.847cm" fo:min-width="5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993cm" fo:min-width="4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1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0.921cm" fo:min-width="4.9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049cm" svg:stroke-color="#000000" draw:marker-start-width="0.427cm" draw:marker-end-width="0.427cm" draw:fill-color="#729fc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3.925cm" fo:min-width="5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ffffff" draw:textarea-horizontal-align="justify" draw:textarea-vertical-align="middle" draw:auto-grow-height="false" fo:min-height="1.499cm" fo:min-width="4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176cm" fo:min-width="0.5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3.059cm" fo:min-width="5.3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ff" draw:textarea-horizontal-align="justify" draw:textarea-vertical-align="middle" draw:auto-grow-height="false" fo:min-height="0.799cm" fo:min-width="4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9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176cm" fo:min-width="0.53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custom-shape text:anchor-type="paragraph" draw:z-index="0" draw:name="Forma1" draw:style-name="gr1" svg:width="5.377cm" svg:height="4.308cm" svg:x="5.69cm" svg:y="0.097cm"><text:p/><draw:enhanced-geometry svg:viewBox="0 0 21600 21600" draw:type="rectangle" draw:enhanced-path="M 0 0 L 21600 0 21600 21600 0 21600 0 0 Z N"/></draw:custom-shape><draw:custom-shape text:anchor-type="paragraph" draw:z-index="1" draw:name="Forma2" draw:style-name="gr2" draw:text-style-name="P2" svg:width="5.097cm" svg:height="0.586cm" svg:x="5.808cm" svg:y="0.374cm"><text:p/><draw:enhanced-geometry svg:viewBox="0 0 21600 21600" draw:type="rectangle" draw:enhanced-path="M 0 0 L 21600 0 21600 21600 0 21600 0 0 Z N"/></draw:custom-shape><draw:frame text:anchor-type="paragraph" draw:z-index="2" draw:name="Forma3" draw:style-name="gr3" draw:text-style-name="P3" svg:width="4.763cm" svg:height="0.489cm" svg:x="5.958cm" svg:y="0.374cm"><draw:text-box><text:p><text:span text:style-name="T1">Pedido</text:span></text:p></draw:text-box></draw:frame></text:p>
      <text:p text:style-name="Standard"/>
      <text:p text:style-name="Standard"><draw:custom-shape text:anchor-type="paragraph" draw:z-index="3" draw:name="Forma5" draw:style-name="gr4" draw:text-style-name="P2" svg:width="4.991cm" svg:height="2.915cm" svg:x="5.844cm" svg:y="0.176cm"><text:p/><draw:enhanced-geometry svg:viewBox="0 0 21600 21600" draw:type="rectangle" draw:enhanced-path="M 0 0 L 21600 0 21600 21600 0 21600 0 0 Z N"/></draw:custom-shape><draw:frame text:anchor-type="paragraph" draw:z-index="4" draw:name="Forma4" draw:style-name="gr5" draw:text-style-name="P6" svg:width="4.876cm" svg:height="3.162cm" svg:x="5.958cm" svg:y="0.27cm"><draw:text-box><text:p text:style-name="P4"><text:span text:style-name="T2">numerodopedido: String</text:span></text:p><text:p text:style-name="P4"><text:span text:style-name="T2">numerodopedido1: int</text:span></text:p><text:p text:style-name="P4"><text:span text:style-name="T2">tipopedido: String</text:span></text:p><text:p text:style-name="P4"><text:span text:style-name="T2">tipodopedido1: int</text:span></text:p><text:p text:style-name="P4"><text:span text:style-name="T2">alternativa: String</text:span></text:p><text:p text:style-name="P4"><text:span text:style-name="T2">alternativa1: int </text:span></text:p><text:p text:style-name="P5"><text:span text:style-name="T2">resultado: double</text:span></text:p><text:p text:style-name="P5"><text:span text:style-name="T2">produtos: ArrayList</text:span></text:p><text:p text:style-name="P5"><text:span text:style-name="T3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2" draw:name="Forma8" draw:style-name="gr11" draw:text-style-name="P8" svg:x1="5.636cm" svg:y1="0.213cm" svg:x2="4.673cm" svg:y2="3.028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13" draw:name="Forma9" draw:style-name="gr12" draw:text-style-name="P9" svg:x1="4.514cm" svg:y1="0.097cm" svg:x2="4.673cm" svg:y2="0.626cm"><text:p/></draw:line><draw:line text:anchor-type="paragraph" draw:z-index="14" draw:name="Forma10" draw:style-name="gr13" draw:text-style-name="P10" svg:x1="4.673cm" svg:y1="0.626cm" svg:x2="5.119cm" svg:y2="0.213cm"><text:p/></draw:line></text:p>
      <text:p text:style-name="Standard"/>
      <text:p text:style-name="Standard"><draw:custom-shape text:anchor-type="paragraph" draw:z-index="5" draw:name="Forma1" draw:style-name="gr6" svg:width="5.377cm" svg:height="4.848cm" svg:x="-0.679cm" svg:y="0.083cm"><text:p/><draw:enhanced-geometry svg:viewBox="0 0 21600 21600" draw:type="rectangle" draw:enhanced-path="M 0 0 L 21600 0 21600 21600 0 21600 0 0 Z N"/></draw:custom-shape><draw:custom-shape text:anchor-type="paragraph" draw:z-index="6" draw:name="Forma2" draw:style-name="gr2" draw:text-style-name="P2" svg:width="5.097cm" svg:height="0.586cm" svg:x="-0.561cm" svg:y="0.36cm"><text:p/><draw:enhanced-geometry svg:viewBox="0 0 21600 21600" draw:type="rectangle" draw:enhanced-path="M 0 0 L 21600 0 21600 21600 0 21600 0 0 Z N"/></draw:custom-shape><draw:frame text:anchor-type="paragraph" draw:z-index="7" draw:name="Forma3" draw:style-name="gr3" draw:text-style-name="P3" svg:width="4.763cm" svg:height="0.489cm" svg:x="-0.411cm" svg:y="0.36cm"><draw:text-box><text:p><text:span text:style-name="T1">Produto</text:span></text:p></draw:text-box></draw:frame><draw:custom-shape text:anchor-type="paragraph" draw:z-index="15" draw:name="Forma1" draw:style-name="gr14" svg:width="5.377cm" svg:height="3.925cm" svg:x="12.171cm" svg:y="0.339cm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6" draw:name="Forma2" draw:style-name="gr2" draw:text-style-name="P2" svg:width="5.097cm" svg:height="0.586cm" svg:x="12.289cm" svg:y="0.129cm"><text:p/><draw:enhanced-geometry svg:viewBox="0 0 21600 21600" draw:type="rectangle" draw:enhanced-path="M 0 0 L 21600 0 21600 21600 0 21600 0 0 Z N"/></draw:custom-shape><draw:frame text:anchor-type="paragraph" draw:z-index="17" draw:name="Forma3" draw:style-name="gr3" draw:text-style-name="P3" svg:width="4.763cm" svg:height="0.489cm" svg:x="12.439cm" svg:y="0.129cm"><draw:text-box><text:p><text:span text:style-name="T1">Salgado</text:span></text:p></draw:text-box></draw:frame></text:p>
      <text:p text:style-name="Standard"><draw:custom-shape text:anchor-type="paragraph" draw:z-index="8" draw:name="Forma5" draw:style-name="gr7" draw:text-style-name="P2" svg:width="4.991cm" svg:height="1.994cm" svg:x="-0.526cm" svg:y="0.162cm"><text:p/><draw:enhanced-geometry svg:viewBox="0 0 21600 21600" draw:type="rectangle" draw:enhanced-path="M 0 0 L 21600 0 21600 21600 0 21600 0 0 Z N"/></draw:custom-shape><draw:frame text:anchor-type="paragraph" draw:z-index="9" draw:name="Forma4" draw:style-name="gr8" draw:text-style-name="P6" svg:width="4.876cm" svg:height="2.274cm" svg:x="-0.411cm" svg:y="0.162cm"><draw:text-box><text:p text:style-name="P4"><text:span text:style-name="T2">preco: double</text:span></text:p><text:p text:style-name="P4"><text:span text:style-name="T2">quantidade: String </text:span></text:p><text:p text:style-name="P4"><text:span text:style-name="T2">quantidade1: int</text:span></text:p><text:p text:style-name="P4"><text:span text:style-name="T2">salgados: ArrayList</text:span></text:p><text:p text:style-name="P4"><text:span text:style-name="T2">doces: ArrayList</text:span></text:p><text:p text:style-name="P4"><text:span text:style-name="T2"><text:s/></text:span></text:p><text:p text:style-name="P4"><text:span text:style-name="T2"/></text:p></draw:text-box></draw:frame><draw:custom-shape text:anchor-type="paragraph" draw:z-index="10" draw:name="Forma6" draw:style-name="gr9" draw:text-style-name="P2" svg:width="4.952cm" svg:height="0.922cm" svg:x="-0.506cm" svg:y="2.752cm"><text:p/><draw:enhanced-geometry svg:viewBox="0 0 21600 21600" draw:type="rectangle" draw:enhanced-path="M 0 0 L 21600 0 21600 21600 0 21600 0 0 Z N"/></draw:custom-shape><draw:frame text:anchor-type="paragraph" draw:z-index="11" draw:name="Forma7" draw:style-name="gr10" draw:text-style-name="P7" svg:width="4.857cm" svg:height="0.966cm" svg:x="-0.411cm" svg:y="2.865cm"><draw:text-box><text:p text:style-name="P5"><text:span text:style-name="T2"><text:s/></text:span><text:span text:style-name="T2">Produto()</text:span></text:p><text:p text:style-name="P5"><text:span text:style-name="T4"><text:s/></text:span><text:span text:style-name="T4">AdicionarPedido(int.int</text:span><text:span text:style-name="T4">) : double</text:span></text:p></draw:text-box></draw:frame><draw:custom-shape text:anchor-type="paragraph" draw:z-index="20" draw:name="Forma6" draw:style-name="gr9" draw:text-style-name="P2" svg:width="4.952cm" svg:height="0.922cm" svg:x="12.344cm" svg:y="2.016cm"><text:p/><draw:enhanced-geometry svg:viewBox="0 0 21600 21600" draw:type="rectangle" draw:enhanced-path="M 0 0 L 21600 0 21600 21600 0 21600 0 0 Z N"/></draw:custom-shape><draw:frame text:anchor-type="paragraph" draw:z-index="21" draw:name="Forma7" draw:style-name="gr10" draw:text-style-name="P7" svg:width="4.857cm" svg:height="0.966cm" svg:x="12.344cm" svg:y="2.147cm"><draw:text-box><text:p text:style-name="P5"><text:span text:style-name="T4"><text:s text:c="2"/></text:span><text:span text:style-name="T4">AdicionarPedido(int,int</text:span><text:span text:style-name="T4">) : double</text:span></text:p><text:p text:style-name="P5"><text:span text:style-name="T4"><text:s/></text:span><text:span text:style-name="T4">CalculaValor(int,int): double</text:span></text:p></draw:text-box></draw:frame><draw:custom-shape text:anchor-type="paragraph" draw:z-index="18" draw:name="Forma5" draw:style-name="gr15" draw:text-style-name="P2" svg:width="4.991cm" svg:height="1.5cm" svg:x="12.361cm" svg:y="0.353cm"><text:p/><draw:enhanced-geometry svg:viewBox="0 0 21600 21600" draw:type="rectangle" draw:enhanced-path="M 0 0 L 21600 0 21600 21600 0 21600 0 0 Z N"/></draw:custom-shape><draw:frame text:anchor-type="paragraph" draw:z-index="19" draw:name="Forma4" draw:style-name="gr16" draw:text-style-name="P6" svg:width="4.876cm" svg:height="2.274cm" svg:x="12.476cm" svg:y="0.353cm"><draw:text-box><text:p text:style-name="P4"><text:span text:style-name="T2">valorcoxinha: double</text:span></text:p><text:p text:style-name="P4"><text:span text:style-name="T2">valorpaodequeixo: double </text:span></text:p><text:p text:style-name="P4"><text:span text:style-name="T2">valorpastelcarne: double</text:span></text:p><text:p text:style-name="P4"><text:span text:style-name="T2">valorpastelfrango: double</text:span></text:p><text:p text:style-name="P4"><text:span text:style-name="T2"/></text:p><text:p text:style-name="P4"><text:span text:style-name="T2"><text:s/></text:span></text:p><text:p text:style-name="P4"><text:span text:style-name="T2"/></text:p></draw:text-box></draw:frame><draw:line text:anchor-type="paragraph" draw:z-index="22" draw:name="Forma8" draw:style-name="gr11" draw:text-style-name="P8" svg:x1="12.005cm" svg:y1="1.422cm" svg:x2="5.353cm" svg:y2="1.422cm"><text:p/></draw:line><draw:custom-shape text:anchor-type="paragraph" draw:z-index="23" draw:name="Forma11" draw:style-name="gr17" draw:text-style-name="P11" svg:width="1.068cm" svg:height="0.53cm" draw:transform="rotate (1.5707963267949) translate (4.90008333333333cm 1.956152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4" draw:name="Forma1" draw:style-name="gr18" svg:width="5.377cm" svg:height="3.059cm" svg:x="12.323cm" svg:y="6.253cm"><text:p/><draw:enhanced-geometry svg:viewBox="0 0 21600 21600" draw:type="rectangle" draw:enhanced-path="M 0 0 L 21600 0 21600 21600 0 21600 0 0 Z N"/></draw:custom-shape><draw:custom-shape text:anchor-type="paragraph" draw:z-index="25" draw:name="Forma2" draw:style-name="gr2" draw:text-style-name="P2" svg:width="5.097cm" svg:height="0.586cm" svg:x="12.441cm" svg:y="6.516cm"><text:p/><draw:enhanced-geometry svg:viewBox="0 0 21600 21600" draw:type="rectangle" draw:enhanced-path="M 0 0 L 21600 0 21600 21600 0 21600 0 0 Z N"/></draw:custom-shape><draw:frame text:anchor-type="paragraph" draw:z-index="26" draw:name="Forma3" draw:style-name="gr3" draw:text-style-name="P3" svg:width="4.763cm" svg:height="0.489cm" svg:x="12.591cm" svg:y="6.532cm"><draw:text-box><text:p><text:span text:style-name="T1">Doce</text:span></text:p></draw:text-box></draw:frame><draw:custom-shape text:anchor-type="paragraph" draw:z-index="27" draw:name="Forma5" draw:style-name="gr19" draw:text-style-name="P2" svg:width="4.991cm" svg:height="0.8cm" svg:x="12.513cm" svg:y="7.25cm"><text:p/><draw:enhanced-geometry svg:viewBox="0 0 21600 21600" draw:type="rectangle" draw:enhanced-path="M 0 0 L 21600 0 21600 21600 0 21600 0 0 Z N"/></draw:custom-shape><draw:frame text:anchor-type="paragraph" draw:z-index="28" draw:name="Forma4" draw:style-name="gr20" draw:text-style-name="P6" svg:width="4.876cm" svg:height="1.95cm" svg:x="12.589cm" svg:y="7.264cm"><draw:text-box><text:p text:style-name="P4"><text:span text:style-name="T2">valorbolo: double</text:span></text:p><text:p text:style-name="P4"><text:span text:style-name="T2">valorbrigadeiro: double </text:span></text:p><text:p text:style-name="P4"><text:span text:style-name="T2"/></text:p><text:p text:style-name="P4"><text:span text:style-name="T2"/></text:p><text:p text:style-name="P4"><text:span text:style-name="T2"><text:s/></text:span></text:p><text:p text:style-name="P4"><text:span text:style-name="T2"/></text:p></draw:text-box></draw:frame><draw:custom-shape text:anchor-type="paragraph" draw:z-index="29" draw:name="Forma6" draw:style-name="gr9" draw:text-style-name="P2" svg:width="4.952cm" svg:height="0.922cm" svg:x="12.513cm" svg:y="8.126cm"><text:p/><draw:enhanced-geometry svg:viewBox="0 0 21600 21600" draw:type="rectangle" draw:enhanced-path="M 0 0 L 21600 0 21600 21600 0 21600 0 0 Z N"/></draw:custom-shape><draw:frame text:anchor-type="paragraph" draw:z-index="30" draw:name="Forma7" draw:style-name="gr10" draw:text-style-name="P7" svg:width="4.857cm" svg:height="0.966cm" svg:x="12.513cm" svg:y="8.248cm"><draw:text-box><text:p text:style-name="P5"><text:span text:style-name="T4"><text:s text:c="2"/></text:span><text:span text:style-name="T4">AdicionarPedido(int,int</text:span><text:span text:style-name="T4">) : double</text:span></text:p><text:p text:style-name="P5"><text:span text:style-name="T4"><text:s/></text:span><text:span text:style-name="T4">CalculaValor(int,int): double</text:span></text:p></draw:text-box></draw:frame><draw:line text:anchor-type="paragraph" draw:z-index="31" draw:name="Forma8" draw:style-name="gr11" draw:text-style-name="P8" svg:x1="12.061cm" svg:y1="7.375cm" svg:x2="5.429cm" svg:y2="4.228cm"><text:p/></draw:line><draw:custom-shape text:anchor-type="paragraph" draw:z-index="32" draw:name="Forma11" draw:style-name="gr21" draw:text-style-name="P12" svg:width="1.071cm" svg:height="0.532cm" draw:transform="skewX (0.00331612557878923) rotate (1.0471975511966) translate (4.69723611111111cm 4.474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ＭＳ Ｐ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ＭＳ Ｐ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6:19:38.583000000</meta:creation-date>
    <dc:date>2017-09-15T14:57:10.552000000</dc:date>
    <meta:editing-duration>PT2H18M31S</meta:editing-duration>
    <meta:editing-cycles>10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